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.847cm" fo:margin-bottom="0.635cm" style:contextual-spacing="false" fo:line-height="100%" fo:text-indent="0cm" style:auto-text-indent="false"/>
      <style:text-properties fo:color="#000000" loext:opacity="100%" fo:font-size="12pt" fo:font-weight="bold" fo:background-color="#ffff00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loext:opacity="100%" fo:font-weight="bold" officeooo:paragraph-rsid="000d94da" fo:background-color="#ffff00" style:font-weight-asian="bold" style:font-weight-complex="bold"/>
    </style:style>
    <style:style style:name="P3" style:family="paragraph" style:parent-style-name="Heading_20_3">
      <style:paragraph-properties fo:line-height="100%" fo:text-align="start" style:justify-single-word="false"/>
      <style:text-properties fo:font-size="12pt" officeooo:paragraph-rsid="000f4e61" fo:background-color="#ffff00" style:font-size-asian="12pt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fo:color="#c9211e" loext:opacity="100%" officeooo:paragraph-rsid="000d94da"/>
    </style:style>
    <style:style style:name="P5" style:family="paragraph" style:parent-style-name="Standard">
      <style:paragraph-properties fo:line-height="100%" fo:text-align="start" style:justify-single-word="false"/>
      <style:text-properties officeooo:rsid="000f719f" officeooo:paragraph-rsid="000f719f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4pt" fo:font-weight="bold" officeooo:rsid="000d94da" officeooo:paragraph-rsid="000d94da" fo:background-color="#ffff00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.688cm" style:contextual-spacing="false" fo:text-indent="0cm" style:auto-text-indent="false"/>
    </style:style>
    <style:style style:name="P8" style:family="paragraph" style:parent-style-name="Text_20_body">
      <style:paragraph-properties fo:margin-top="0cm" fo:margin-bottom="0.688cm" style:contextual-spacing="false"/>
      <style:text-properties officeooo:rsid="000f4e61" officeooo:paragraph-rsid="000f4e61" fo:background-color="#ffff00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Arial" fo:font-size="10.5pt" fo:font-weight="normal" officeooo:rsid="000d94da" officeooo:paragraph-rsid="000d94da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0.5pt" fo:font-weight="normal" officeooo:rsid="000d94da" officeooo:paragraph-rsid="000d94da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Arial" fo:font-size="10.5pt" fo:font-weight="normal" officeooo:rsid="0010d9ef" officeooo:paragraph-rsid="0010d9ef" fo:background-color="transparent" style:font-size-asian="10.5pt" style:font-weight-asian="normal" style:font-size-complex="10.5pt" style:font-weight-complex="normal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officeooo:paragraph-rsid="000d94da"/>
    </style:style>
    <style:style style:name="P13" style:family="paragraph" style:parent-style-name="Standard" style:list-style-name="L3">
      <style:paragraph-properties fo:line-height="100%" fo:text-align="start" style:justify-single-word="false"/>
      <style:text-properties officeooo:paragraph-rsid="000d94da"/>
    </style:style>
    <style:style style:name="P14" style:family="paragraph" style:parent-style-name="Standard" style:list-style-name="L3">
      <style:paragraph-properties fo:line-height="100%" fo:text-align="start" style:justify-single-word="false"/>
      <style:text-properties officeooo:rsid="000d94da" officeooo:paragraph-rsid="000d94da"/>
    </style:style>
    <style:style style:name="P15" style:family="paragraph" style:parent-style-name="Text_20_body" style:list-style-name="L1">
      <style:paragraph-properties fo:margin-top="0.018cm" fo:margin-bottom="0cm" style:contextual-spacing="false" fo:line-height="85%" fo:text-align="start" style:justify-single-word="false"/>
      <style:text-properties officeooo:paragraph-rsid="000d94da"/>
    </style:style>
    <style:style style:name="P16" style:family="paragraph" style:parent-style-name="Text_20_body" style:list-style-name="L1">
      <style:paragraph-properties fo:line-height="85%" fo:text-align="start" style:justify-single-word="false"/>
      <style:text-properties officeooo:paragraph-rsid="000d94da"/>
    </style:style>
    <style:style style:name="P17" style:family="paragraph" style:parent-style-name="Text_20_body" style:list-style-name="L3">
      <style:paragraph-properties fo:margin-top="0cm" fo:margin-bottom="0.688cm" style:contextual-spacing="false"/>
      <style:text-properties officeooo:paragraph-rsid="000f4e61"/>
    </style:style>
    <style:style style:name="P18" style:family="paragraph" style:parent-style-name="Text_20_body" style:list-style-name="L4">
      <style:paragraph-properties fo:margin-left="0cm" fo:margin-right="0cm" fo:margin-top="0cm" fo:margin-bottom="0.37cm" style:contextual-spacing="false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margin-top="0cm" fo:margin-bottom="0.37cm" style:contextual-spacing="false" fo:text-indent="0cm" style:auto-text-indent="false" fo:padding="0cm" fo:border="none"/>
    </style:style>
    <style:style style:name="P20" style:family="paragraph" style:parent-style-name="Text_20_body" style:list-style-name="L8">
      <style:paragraph-properties fo:line-height="100%" fo:text-align="start" style:justify-single-word="false"/>
      <style:text-properties style:font-name="Arial" fo:font-size="10.5pt" fo:font-weight="normal" officeooo:rsid="0010d9ef" officeooo:paragraph-rsid="0010d9ef" fo:background-color="transparent" style:font-size-asian="10.5pt" style:font-weight-asian="normal" style:font-size-complex="10.5pt" style:font-weight-complex="normal"/>
    </style:style>
    <style:style style:name="P21" style:family="paragraph" style:parent-style-name="Text_20_body" style:list-style-name="L10">
      <style:paragraph-properties fo:line-height="100%" fo:text-align="start" style:justify-single-word="false"/>
      <style:text-properties style:font-name="Arial" fo:font-size="10.5pt" fo:font-weight="normal" officeooo:rsid="0010d9ef" officeooo:paragraph-rsid="0010d9ef" fo:background-color="transparent" style:font-size-asian="10.5pt" style:font-weight-asian="normal" style:font-size-complex="10.5pt" style:font-weight-complex="normal" loext:padding="0cm" loext:border="none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Arial" fo:font-size="10.5pt" fo:font-weight="bold" officeooo:rsid="0010d9ef" officeooo:paragraph-rsid="0010d9ef" fo:background-color="transparent" style:font-size-asian="10.5pt" style:font-weight-asian="bold" style:font-size-complex="10.5pt" style:font-weight-complex="bold" loext:padding="0cm" loext:border="none"/>
    </style:style>
    <style:style style:name="P23" style:family="paragraph" style:parent-style-name="Text_20_body" style:list-style-name="L8">
      <style:paragraph-properties fo:margin-top="0cm" fo:margin-bottom="0cm" style:contextual-spacing="false" fo:padding="0cm" fo:border="none"/>
    </style:style>
    <style:style style:name="P24" style:family="paragraph" style:parent-style-name="Text_20_body" style:list-style-name="L8">
      <style:paragraph-properties fo:padding="0cm" fo:border="none"/>
      <style:text-properties officeooo:paragraph-rsid="0010d9ef"/>
    </style:style>
    <style:style style:name="P25" style:family="paragraph" style:parent-style-name="Text_20_body" style:list-style-name="L10">
      <style:paragraph-properties fo:margin-top="0cm" fo:margin-bottom="0cm" style:contextual-spacing="false" fo:padding="0cm" fo:border="none"/>
      <style:text-properties loext:padding="0cm" loext:border="none"/>
    </style:style>
    <style:style style:name="P26" style:family="paragraph" style:parent-style-name="Text_20_body" style:list-style-name="L10">
      <style:paragraph-properties fo:padding="0cm" fo:border="none"/>
      <style:text-properties loext:padding="0cm" loext:border="none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style:font-name="Arial" fo:font-size="10.5pt" officeooo:rsid="000d94da" style:font-size-asian="10.5pt" style:font-size-complex="10.5pt"/>
    </style:style>
    <style:style style:name="T3" style:family="text">
      <style:text-properties style:font-name="Arial" fo:font-size="10.5pt" fo:letter-spacing="-0.007cm" style:font-size-asian="10.5pt" style:font-size-complex="10.5pt"/>
    </style:style>
    <style:style style:name="T4" style:family="text">
      <style:text-properties style:font-name="Arial" fo:font-size="10.5pt" fo:letter-spacing="-0.005cm" style:font-size-asian="10.5pt" style:font-size-complex="10.5pt"/>
    </style:style>
    <style:style style:name="T5" style:family="text">
      <style:text-properties style:font-name="Arial" fo:font-size="10.5pt" fo:font-weight="normal" officeooo:rsid="0010d9ef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94da" style:font-weight-asian="bold" style:font-weight-complex="bold"/>
    </style:style>
    <style:style style:name="T8" style:family="text">
      <style:text-properties officeooo:rsid="000f719f"/>
    </style:style>
    <style:style style:name="T9" style:family="text">
      <style:text-properties officeooo:rsid="0010d9ef"/>
    </style:style>
    <style:style style:name="T10" style:family="text">
      <style:text-properties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529cm"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529cm"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*Typescript Interview Questions*</text:p>
      <text:h text:style-name="P1" text:outline-level="3">1. What is TypeScript?</text:h>
      <text:list text:style-name="L1">
        <text:list-item>
          <text:p text:style-name="P9">As a name says it adds types to javascript. Typescript is a superset of JS.</text:p>
        </text:list-item>
        <text:list-item>
          <text:p text:style-name="P15"><text:span text:style-name="T1">It</text:span><text:span text:style-name="T3"> </text:span><text:span text:style-name="T1">gives</text:span><text:span text:style-name="T3"> </text:span><text:span text:style-name="T1">a</text:span><text:span text:style-name="T3"> </text:span><text:span text:style-name="T1">nice</text:span><text:span text:style-name="T3"> </text:span><text:span text:style-name="T1">object-oriented</text:span><text:span text:style-name="T3"> </text:span><text:span text:style-name="T1">programming</text:span><text:span text:style-name="T3"> </text:span><text:span text:style-name="T1">environment</text:span><text:span text:style-name="T3"> </text:span><text:span text:style-name="T1">which</text:span><text:span text:style-name="T3"> </text:span><text:span text:style-name="T1">transpiles</text:span><text:span text:style-name="T3"> </text:span><text:span text:style-name="T1">/</text:span><text:span text:style-name="T3"> </text:span><text:span text:style-name="T1">converts</text:span><text:span text:style-name="T3"> </text:span><text:span text:style-name="T1">to </text:span><text:span text:style-name="T3">JS.</text:span></text:p>
        </text:list-item>
        <text:list-item>
          <text:p text:style-name="P16"><text:span text:style-name="T1">So</text:span><text:span text:style-name="T4"> </text:span><text:span text:style-name="T1">as</text:span><text:span text:style-name="T4"> </text:span><text:span text:style-name="T1">it</text:span><text:span text:style-name="T4"> </text:span><text:span text:style-name="T1">strongly</text:span><text:span text:style-name="T4"> </text:span><text:span text:style-name="T1">typed</text:span><text:span text:style-name="T4"> </text:span><text:span text:style-name="T1">we</text:span><text:span text:style-name="T4"> </text:span><text:span text:style-name="T1">will</text:span><text:span text:style-name="T4"> </text:span><text:span text:style-name="T1">have</text:span><text:span text:style-name="T4"> </text:span><text:span text:style-name="T1">less</text:span><text:span text:style-name="T4"> </text:span><text:span text:style-name="T1">errors</text:span><text:span text:style-name="T4"> </text:span><text:span text:style-name="T1">and</text:span><text:span text:style-name="T4"> </text:span><text:span text:style-name="T1">because</text:span><text:span text:style-name="T4"> </text:span><text:span text:style-name="T1">we</text:span><text:span text:style-name="T4"> </text:span><text:span text:style-name="T1">can</text:span><text:span text:style-name="T4"> </text:span><text:span text:style-name="T1">do</text:span><text:span text:style-name="T4"> </text:span><text:span text:style-name="T1">OOP</text:span><text:span text:style-name="T4"> </text:span><text:span text:style-name="T1">with</text:span><text:span text:style-name="T4"> </text:span><text:span text:style-name="T1">JS</text:span><text:span text:style-name="T4"> </text:span><text:span text:style-name="T1">our productivity and quality also increases.</text:span></text:p>
          <text:p text:style-name="P16"><text:span text:style-name="T1"/></text:p>
        </text:list-item>
      </text:list>
      <text:p text:style-name="P2"><text:span text:style-name="T2">2. </text:span>Explain Arrays in TypeScript?</text:p>
      <text:p text:style-name="P4"/>
      <text:list text:style-name="L2">
        <text:list-item>
          <text:p text:style-name="P12">A collection of values of the same data type is called an <text:a xlink:type="simple" xlink:href="https://www.simplilearn.com/tutorials/data-structure-tutorial/arrays-in-data-structure" office:target-frame-name="_blank" xlink:show="new" text:style-name="Internet_20_link" text:visited-style-name="Visited_20_Internet_20_Link">array.</text:a> </text:p>
        </text:list-item>
        <text:list-item>
          <text:p text:style-name="P12">It's a kind that's been defined by the user. To store values of the same kind, you use arrays. </text:p>
        </text:list-item>
        <text:list-item>
          <text:p text:style-name="P12">Arrays are collections of values that are ordered and indexed. </text:p>
        </text:list-item>
        <text:list-item>
          <text:p text:style-name="P12">The indexing begins at zero, with the first element having index 0, the second having index 1, and so on. </text:p>
        </text:list-item>
      </text:list>
      <text:list text:style-name="L3">
        <text:list-item>
          <text:p text:style-name="P14">Syntax:</text:p>
          <text:p text:style-name="P13">let values: number[] = [];</text:p>
          <text:p text:style-name="P17">values[0] = 10;</text:p>
        </text:list-item>
      </text:list>
      <text:p text:style-name="P8"><text:span text:style-name="T7">3.</text:span><text:span text:style-name="T6">List the application of Typescript?</text:span></text:p>
      <text:list text:style-name="L4">
        <text:list-item>
          <text:p text:style-name="P18">Type-Script is used to create both client-side and server-side JavaScript applications.</text:p>
        </text:list-item>
        <text:list-item>
          <text:p text:style-name="P18">Because Type-Script adds more functionality and provides errors directly in the code, it can be used instead of JavaScript.</text:p>
        </text:list-item>
        <text:list-item>
          <text:p text:style-name="P18">Type-Script is a programming language that is used to create large-scale enterprise systems.</text:p>
        </text:list-item>
        <text:list-item>
          <text:p text:style-name="P18">Problems are highlighted throughout development and at compilation time.</text:p>
        </text:list-item>
      </text:list>
      <text:h text:style-name="P3" text:outline-level="3"><text:span text:style-name="T8">4</text:span>. Name the access modifiers supported in TypeScript.</text:h>
      <text:p text:style-name="P7"> The access modifiers supported by Type-Script are:</text:p>
      <text:list text:style-name="L5">
        <text:list-item>
          <text:p text:style-name="P19">Protected- All child classes and members have access to them, but the instance does not.</text:p>
        </text:list-item>
        <text:list-item>
          <text:p text:style-name="P19">Private- Only members have access</text:p>
        </text:list-item>
        <text:list-item>
          <text:p text:style-name="P19">Public- Members, child classes, and instances of the class have access to the public modifier</text:p>
        </text:list-item>
      </text:list>
      <text:p text:style-name="P5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31:57.891000000</meta:creation-date>
    <dc:date>2025-02-06T00:18:08.268000000</dc:date>
    <meta:editing-duration>P1DT8H3M17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4" meta:word-count="260" meta:character-count="1503" meta:non-whitespace-character-count="1278"/>
  </office:meta>
</office:document-meta>
</file>